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41.3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12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ournal">
      <style:table-properties table:display="true" style:writing-mode="lr-tb"/>
    </style:style>
    <style:style style:name="ta2" style:family="table" style:master-page-name="PageStyle_5f_talk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ff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urn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itation (* equal contribution)</text:p>
          </table:table-cell>
          <table:table-cell table:style-name="ce1"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 Sanne, H.C. Prakash, S. Kang, <text:span text:style-name="T1">C. McClellan</text:span>, C.M. Corbet, S.K. Banerjee, “Poly (methylmethacrylate) as a self-assembled gate dielectric for graphene field-effect transistors,” APL 2014</text:p>
          </table:table-cell>
          <table:table-cell table:style-name="ce4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.M. Corbet, <text:span text:style-name="T1">C. McClellan</text:span>, K. Kim, S. Sonde, E. Tutuc, S.K. Banerjee, “Oxidized Titanium as a Gate Dielectric for Graphene Field Effect Transistors and Its Tunneling Mechanisms,” ACS Nano 2014</text:p>
          </table:table-cell>
          <table:table-cell table:style-name="ce4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.M. Corbet<text:span text:style-name="T1">*</text:span>, <text:span text:style-name="T1">C. McClellan*</text:span>, A. Rai, S. Sonde, E. Tutuc, S.K. Banerjee, “Field Effect Transistors with Current Saturation and Voltage Gain in Ultrathin ReS 2 ,” ACS Nano 2014</text:p>
          </table:table-cell>
          <table:table-cell table:style-name="ce4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. Yalon,<text:span text:style-name="T1"> C.J. McClellan</text:span>, K.K.H. Smithe, M. Muñoz Rojo, R.L. Xu, S.V. Suryavanshi, A.J. Gabourie, C.M. Neumann, F. Xiong, A.B. Farimani, E. Pop, "Energy Dissipation in Monolayer MoS2 Electronics," Nano Letters 17, 3429–3433 (2017)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. Cai<text:span text:style-name="T1">*</text:span>, <text:span text:style-name="T1">C.J. McClellan*</text:span>, A.L. Koh, H. Li, E. Yalon, E. Pop, X. Zheng, "Rapid Flame Synthesis of Atomically Thin MoO3 down to Monolayer Thickness for Effective Hole Doping of WSe2," Nano Letters 17, 3854–3861 (2017)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. Yalon, Ö.B. Aslan, K.K.H. Smithe, <text:span text:style-name="T1">C.J. McClellan</text:span>, S.V. Suryavanshi, F. Xiong, A. Sood, C.M. Neumann, X. Xu, K.E. Goodson, T.F. Heinz, E. Pop, "Temperature-Dependent Thermal Boundary Conductance of Monolayer MoS2 by Raman Thermometry," ACS Appl. Mater. Interfaces 9, 43013-43020 (2017)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.-H. Wang, J.A.C. Incorvia, <text:span text:style-name="T1">C.J. McClellan</text:span>, A.C. Yu, M.J Mleczko, E. Pop, H.-S.P. Wong, "Unipolar n-Type Black Phosphorus Transistors with Low Work Function Contacts," Nano Letters 18, 2822-2827 (2018)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. Sood, F. Xiong, S. Chen, H. Wang, D. Selli, J. Zhang,<text:span text:style-name="T1"> C.J.</text:span> <text:span text:style-name="T1">McClellan</text:span>, J. Sun, D. Donadio, Y. Cui, E. Pop, K.E. Goodson, "An Electrochemical Thermal Transistor," Nature Comm. 9, 4510 (2018)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.M. Datye, A.J. Gabourie, C.D. English, K.K.H. Smithe, <text:span text:style-name="T1">C.J. McClellan</text:span>, N.C. Wang, E. Pop, "Reduction of Hysteresis in MoS2 Transistors Using Pulsed Voltage Measurements," 2D Materials 6, 011004 (2019)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. Barré, J.A.C. Incorvia, S.H. Kim, <text:span text:style-name="T1">C.J. McClellan</text:span>, E. Pop, H.-S.P. Wong, T.F. Heinz, "Spatial Separation of Carrier Spin by the Valley Hall Effect in Monolayer WSe2 Transistors," Nano Lett. 19, 770-774 (2019)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lks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Citation (first authors only)</text:p>
          </table:table-cell>
          <table:table-cell table:style-name="ce5" office:value-type="string" calcext:value-type="string">
            <text:p>Date</text:p>
          </table:table-cell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<text:span text:style-name="T1">C. McClellan</text:span>, C. Corbet, A. Rai, HCP Mova, E. Tutuc, S.K. Banerjee, "Rhenium Disulfide Depeletion-Load Inverter," APS March Meeting, Mar 2015, San Antonio TX</text:p>
          </table:table-cell>
          <table:table-cell table:style-name="ce7" office:value-type="date" office:date-value="2015-03-01" calcext:value-type="date">
            <text:p>3/201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M.J. Mleczko, K.K.H, Smithe, Y. Nishi, E. Pop, "WTe2 as a Two-Dimensional (2D) Metallic Contact for 2D Semiconductors," IEEE Device Research Conference (DRC), Jun 2016, Univ. Delaware DE</text:p>
          </table:table-cell>
          <table:table-cell table:style-name="ce7" office:value-type="date" office:date-value="2016-06-01" calcext:value-type="date">
            <text:p>6/20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 McClellan</text:span><text:span text:style-name="T2">, L. Cai, E. Yalon, X. Zheng, E. Pop, "Record Current Density in Monolayer p-type WSe2 with Ultrathin MoO3 Hole Doping Layers," MRS Spring Meeting, Apr 2017, Phoenix AZ</text:span></text:p>
          </table:table-cell>
          <table:table-cell table:style-name="ce7" office:value-type="date" office:date-value="2017-04-01" calcext:value-type="date">
            <text:p>4/201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E. Yalon, K.K.H. Smithe, S.V. Suryavanshi, E. Pop, "Effective n-type Doping of Monolayer MoS2 by AlOx," IEEE Device Research Conference (DRC), Jun 2017, Notre Dame, IN</text:p>
          </table:table-cell>
          <table:table-cell table:style-name="ce7" office:value-type="date" office:date-value="2017-06-01" calcext:value-type="date">
            <text:p>6/201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E. Yalon, K. Smithe, S. Suryavanshi, E. Pop, "Effective n-type Doping of Monolayer MoS2 by AlOx," SRC TECHCON, Sep 2017, Austin TX <text:span text:style-name="T3">(Best Paper in Session Award)</text:span></text:p>
          </table:table-cell>
          <table:table-cell table:style-name="ce7" office:value-type="date" office:date-value="2017-09-01" calcext:value-type="date">
            <text:p>9/201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E. Yalon, L. Cai, S.V. Suryavanshi, X. Zheng, E. Pop, "Sub-Thermionic Steep Switching in Hole-Doped WSe2 Transistors," IEEE Device Research Conference (DRC), Jun 2018, Santa Barbara, CA</text:p>
          </table:table-cell>
          <table:table-cell table:style-name="ce7" office:value-type="date" office:date-value="2018-06-01" calcext:value-type="date">
            <text:p>6/201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E. Yalon, L. Cai, S. Suryavanshi, X. Zheng, E. Pop, "Effective Hole Doping and Steep Switching in WSe2 Transistors," SRC TECHCON, Sep 2018, Austin TX <text:span text:style-name="T3">(Best Presentation Award)</text:span></text:p>
          </table:table-cell>
          <table:table-cell table:style-name="ce7" office:value-type="date" office:date-value="2018-09-01" calcext:value-type="date">
            <text:p>9/201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.J. McClellan</text:span>, A.C. Yu, C.-H. Wang, H.-S.P. Wong, E. Pop, "Vertical Sidewall MoS2 Growth and Transistors," IEEE Device Research Conference (DRC), Jun 2019, Ann Arbor MI</text:p>
          </table:table-cell>
          <table:table-cell table:style-name="ce7" office:value-type="date" office:date-value="2019-06-01" calcext:value-type="date">
            <text:p>6/2019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rnal" style:display-name="PageStyle_jour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lks" style:display-name="PageStyle_tal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" meta:object-count="0"/>
    <meta:generator>LibreOfficeDev/6.0.5.2$Linux_X86_64 LibreOffice_project/</meta:generator>
  </office:meta>
</office:document-meta>
</file>